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78.75pt" style:use-optimal-column-width="fals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60.75pt" style:use-optimal-column-width="false"/>
    </style:style>
    <style:style style:name="ACOL-10" style:family="table-column">
      <style:table-column-properties style:column-width="74.2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7" table:number-columns-repeated="2"/>
        <table:table-column table:default-cell-style-name="ACE-0" table:style-name="ACOL-11"/>
        <table:table-column table:default-cell-style-name="ACE-0" table:style-name="ACOL-7" table:number-columns-repeated="2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7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8.906000000000006">
            <text:p>68.90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.40700000000000025">
            <text:p>0.4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21.81700000000001">
            <text:p>221.81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6.907">
            <text:p>6.9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23.74799999999999">
            <text:p>323.74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613">
            <text:p>−2.6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76.65899999999999">
            <text:p>476.65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0.43300000000000005">
            <text:p>−0.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78.59699999999998">
            <text:p>578.59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5230000000000006">
            <text:p>−6.5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31.50099999999998">
            <text:p>731.50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3.3869999999999996">
            <text:p>3.3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07.95299999999997">
            <text:p>807.95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7.7769999999999992">
            <text:p>7.7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33.44000000000005">
            <text:p>833.4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5030000000000001">
            <text:p>−2.5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0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986.34400000000005">
            <text:p>986.34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143">
            <text:p>−1.1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079.1600000000001">
            <text:p>1079.1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1.532999999999999">
            <text:p>−11.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088.28">
            <text:p>1088.2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.97700000000000009">
            <text:p>0.9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170.77">
            <text:p>1170.7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843">
            <text:p>−2.8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215.7">
            <text:p>1215.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.147">
            <text:p>1.1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241.1900000000001">
            <text:p>1241.1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653">
            <text:p>−2.6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262.3800000000001">
            <text:p>1262.3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7.827">
            <text:p>7.8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343.1199999999999">
            <text:p>1343.1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.6919999999999999">
            <text:p>1.6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353.99">
            <text:p>1353.9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0.94299999999999995">
            <text:p>−0.9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419.5799999999999">
            <text:p>1419.5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2229999999999999">
            <text:p>−3.2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1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445.5899999999999">
            <text:p>1445.5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.1570000000000003">
            <text:p>1.16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537.21">
            <text:p>1537.2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.5069999999999999">
            <text:p>1.5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597.97">
            <text:p>1597.9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1429999999999998">
            <text:p>−5.1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628.8099999999999">
            <text:p>1628.8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0.60299999999999998">
            <text:p>−0.6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699.9000000000001">
            <text:p>1699.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8029999999999999">
            <text:p>−2.8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720.4200000000001">
            <text:p>1720.4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653">
            <text:p>−1.6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812.03">
            <text:p>1812.0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5.3570000000000002">
            <text:p>5.36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852.8099999999999">
            <text:p>1852.8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3.6869999999999994">
            <text:p>3.6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903.6400000000001">
            <text:p>1903.6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5.7069999999999999">
            <text:p>5.7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954.75">
            <text:p>1954.7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4.577">
            <text:p>4.5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2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995.24">
            <text:p>1995.2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3.2469999999999999">
            <text:p>3.2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086.8600000000001">
            <text:p>2086.8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9.9169999999999998">
            <text:p>9.9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107.6500000000001">
            <text:p>2107.6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0030000000000001">
            <text:p>−3.0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178.46">
            <text:p>2178.4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9430000000000001">
            <text:p>−1.9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209.5900000000001">
            <text:p>2209.5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.7329999999999997">
            <text:p>−4.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270.0700000000002">
            <text:p>2270.0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1630000000000003">
            <text:p>−3.16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361.6799999999998">
            <text:p>2361.6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.6529999999999996">
            <text:p>−4.6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362.4899999999998">
            <text:p>2362.4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2.7469999999999999">
            <text:p>2.7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438.9499999999998">
            <text:p>2438.9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6.6270000000000007">
            <text:p>6.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453.29">
            <text:p>2453.2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4929999999999999">
            <text:p>−3.4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3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464.4299999999998">
            <text:p>2464.4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.29699999999999993">
            <text:p>0.3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544.8899999999999">
            <text:p>2544.8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9529999999999998">
            <text:p>−1.9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617.3400000000001">
            <text:p>2617.3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0.24299999999999988">
            <text:p>−0.2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636.5">
            <text:p>2636.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323">
            <text:p>−2.3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719.27">
            <text:p>2719.2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7930000000000001">
            <text:p>−5.7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728.1100000000001">
            <text:p>2728.1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.42699999999999982">
            <text:p>0.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819.7199999999998">
            <text:p>2819.7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333">
            <text:p>−1.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872.1900000000001">
            <text:p>2872.1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6930000000000005">
            <text:p>−6.6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911.3299999999999">
            <text:p>2911.3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0.98299999999999998">
            <text:p>−0.9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974.1199999999999">
            <text:p>2974.1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383">
            <text:p>−2.3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4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002.9299999999998">
            <text:p>3002.9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6830000000000001">
            <text:p>−1.6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094.5500000000002">
            <text:p>3094.5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823">
            <text:p>−3.8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127.0300000000002">
            <text:p>3127.0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673">
            <text:p>−1.6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186.1500000000001">
            <text:p>3186.1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7.093">
            <text:p>−7.0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228.9699999999998">
            <text:p>3228.9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.1829999999999998">
            <text:p>−4.1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277.7600000000002">
            <text:p>3277.7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7.786999999999999">
            <text:p>7.7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369.3699999999999">
            <text:p>3369.3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.4669999999999999">
            <text:p>1.4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381.8699999999999">
            <text:p>3381.8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5830000000000002">
            <text:p>−6.58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458.3200000000002">
            <text:p>3458.3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2.367">
            <text:p>2.3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460.98">
            <text:p>3460.9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.4669999999999999">
            <text:p>1.4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5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483.8099999999999">
            <text:p>3483.8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2.853">
            <text:p>−12.8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552.5799999999999">
            <text:p>3552.5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12.696999999999999">
            <text:p>12.7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636.71">
            <text:p>3636.7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7.5529999999999999">
            <text:p>−7.5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694.1399999999999">
            <text:p>3694.1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0.64300000000000002">
            <text:p>−0.6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738.6500000000001">
            <text:p>3738.6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.98699999999999988">
            <text:p>0.9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835.6799999999998">
            <text:p>3835.6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.40700000000000025">
            <text:p>0.4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891.5500000000002">
            <text:p>3891.5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9.093">
            <text:p>−9.09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977.23">
            <text:p>3977.2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0030000000000001">
            <text:p>−1.0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3993.4899999999998">
            <text:p>3993.4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9.802999999999999">
            <text:p>−9.8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118.7799999999997">
            <text:p>4118.7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9530000000000003">
            <text:p>−5.9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6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146.3999999999996">
            <text:p>4146.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9.8230000000000004">
            <text:p>−9.8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248.3400000000001">
            <text:p>4248.3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7.1429999999999998">
            <text:p>−7.1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260.3299999999999">
            <text:p>4260.3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5329999999999999">
            <text:p>−3.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401.2399999999998">
            <text:p>4401.2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3.803000000000001">
            <text:p>−13.8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401.8800000000001">
            <text:p>4401.8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.2629999999999999">
            <text:p>−4.26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477.6899999999996">
            <text:p>4477.6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9.3529999999999998">
            <text:p>−9.3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503.1800000000003">
            <text:p>4503.1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7229999999999999">
            <text:p>−3.7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543.4300000000003">
            <text:p>4543.4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5329999999999999">
            <text:p>−3.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656.0799999999999">
            <text:p>4656.0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1.043000000000001">
            <text:p>−11.0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684.9799999999996">
            <text:p>4684.9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.7030000000000003">
            <text:p>−4.7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7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758.0200000000004">
            <text:p>4758.0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7.3230000000000004">
            <text:p>−7.32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826.5299999999997">
            <text:p>4826.5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2.003">
            <text:p>−12.00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910.9200000000001">
            <text:p>4910.9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9.7430000000000003">
            <text:p>−9.7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4968.0699999999997">
            <text:p>4968.0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1.442999999999998">
            <text:p>−21.44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012.8599999999997">
            <text:p>5012.8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833">
            <text:p>−13.8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165.7700000000004">
            <text:p>5165.7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763">
            <text:p>−13.7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251.1700000000001">
            <text:p>5251.1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523">
            <text:p>−10.5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267.6999999999998">
            <text:p>5267.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229999999999999">
            <text:p>−3.7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392.7200000000003">
            <text:p>5392.7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133">
            <text:p>−7.1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420.6199999999999">
            <text:p>5420.6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653">
            <text:p>−12.6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8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497.0699999999997">
            <text:p>5497.0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763">
            <text:p>−14.7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522.5500000000002">
            <text:p>5522.5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73">
            <text:p>−3.1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534.2700000000004">
            <text:p>5534.2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669999999999999">
            <text:p>1.06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675.46">
            <text:p>5675.4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423">
            <text:p>−10.4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675.8199999999997">
            <text:p>5675.8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952999999999999">
            <text:p>−15.9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777.3999999999996">
            <text:p>5777.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92999999999999972">
            <text:p>−0.0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817.3699999999999">
            <text:p>5817.3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930000000000001">
            <text:p>−4.2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930.3000000000002">
            <text:p>5930.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493">
            <text:p>−11.4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5958.9200000000001">
            <text:p>5958.9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833">
            <text:p>−12.8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032.2399999999998">
            <text:p>6032.2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370000000000005">
            <text:p>2.1370000000000005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09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100.4700000000003">
            <text:p>6100.4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070000000000001172">
            <text:p>0.007000000000000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185.1400000000003">
            <text:p>6185.1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643000000000001">
            <text:p>−11.6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242.0200000000004">
            <text:p>6242.0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029999999999999">
            <text:p>−4.3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287.0799999999999">
            <text:p>6287.0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2700000000000009">
            <text:p>0.2270000000000001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383.5600000000004">
            <text:p>6383.5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729999999999997">
            <text:p>−2.7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439.9799999999996">
            <text:p>6439.9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730000000000004">
            <text:p>−8.0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516.4399999999996">
            <text:p>6516.4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4300000000000002">
            <text:p>−0.6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525.1099999999997">
            <text:p>6525.1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613">
            <text:p>−13.6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571.3500000000004">
            <text:p>6571.3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763">
            <text:p>−10.7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666.6599999999999">
            <text:p>6666.6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213000000000001">
            <text:p>−10.2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0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768.3999999999996">
            <text:p>6768.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130000000000001">
            <text:p>−4.7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808.21">
            <text:p>6808.2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93">
            <text:p>−5.5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947.8000000000002">
            <text:p>6947.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029999999999999">
            <text:p>−4.3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6949.7600000000002">
            <text:p>6949.7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700000000000006">
            <text:p>0.68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049.8199999999997">
            <text:p>7049.8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73">
            <text:p>−1.0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149.8800000000001">
            <text:p>7149.8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452999999999999">
            <text:p>−12.4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216.8900000000003">
            <text:p>7216.8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8730000000000002">
            <text:p>−7.8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249.9399999999996">
            <text:p>7249.9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412999999999997">
            <text:p>−24.4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8.402999999999999">
            <text:p>−28.4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378.5299999999997">
            <text:p>7378.5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273">
            <text:p>−11.2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1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411.6700000000001">
            <text:p>7411.6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5.512999999999998">
            <text:p>−25.5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473.3400000000001">
            <text:p>7473.3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683">
            <text:p>−17.68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535">
            <text:p>753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573">
            <text:p>−10.5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544.3699999999999">
            <text:p>7544.3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630000000000003">
            <text:p>−9.1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596.6700000000001">
            <text:p>7596.6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8.412999999999997">
            <text:p>−28.4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654.9300000000003">
            <text:p>7654.9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730000000000002">
            <text:p>−5.8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658.3400000000001">
            <text:p>7658.3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472999999999999">
            <text:p>−29.4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43">
            <text:p>−4.3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781.6700000000001">
            <text:p>7781.6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230000000000002">
            <text:p>−5.6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820.7799999999997">
            <text:p>7820.7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463000000000001">
            <text:p>−11.4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2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843.3400000000001">
            <text:p>7843.3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302999999999997">
            <text:p>−27.3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903.6999999999998">
            <text:p>7903.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353">
            <text:p>−14.3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905.0100000000002">
            <text:p>7905.0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3.722999999999999">
            <text:p>−23.7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931.3400000000001">
            <text:p>7931.3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202999999999999">
            <text:p>−11.2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7966.6800000000003">
            <text:p>7966.6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702999999999999">
            <text:p>−17.7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028.3500000000004">
            <text:p>8028.3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292999999999999">
            <text:p>−26.2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090.0100000000002">
            <text:p>8090.0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132999999999999">
            <text:p>−24.1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097.1899999999996">
            <text:p>8097.1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303000000000001">
            <text:p>−16.3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151.6800000000003">
            <text:p>8151.6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483000000000001">
            <text:p>−12.48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207.75">
            <text:p>8207.7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69999999999999">
            <text:p>1.527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3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213.3500000000004">
            <text:p>8213.3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613">
            <text:p>−26.6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275.0100000000002">
            <text:p>8275.0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323">
            <text:p>−16.3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336.6800000000003">
            <text:p>8336.6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023">
            <text:p>−16.0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373.5900000000001">
            <text:p>8373.5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312999999999999">
            <text:p>−17.3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398.3500000000004">
            <text:p>8398.3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429999999999993">
            <text:p>−8.0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460.0200000000004">
            <text:p>8460.0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023">
            <text:p>−22.0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484.1499999999996">
            <text:p>8484.1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243">
            <text:p>−10.2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521.6900000000005">
            <text:p>8521.6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8.753">
            <text:p>−28.7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583.3500000000004">
            <text:p>8583.3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542999999999999">
            <text:p>−21.5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645.0200000000004">
            <text:p>8645.0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993">
            <text:p>−14.9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4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022999999999996">
            <text:p>−40.0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8851.2399999999998">
            <text:p>8851.2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622999999999998">
            <text:p>−26.6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9070.1599999999999">
            <text:p>9070.1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683">
            <text:p>−13.68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9631.2099999999991">
            <text:p>9631.2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273">
            <text:p>−27.2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9925.5699999999997">
            <text:p>9925.5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562999999999999">
            <text:p>−26.5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692999999999998">
            <text:p>−54.6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0509.200000000001">
            <text:p>10509.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753">
            <text:p>−26.7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0850">
            <text:p>108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423000000000002">
            <text:p>−41.4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0909.700000000001">
            <text:p>10909.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232999999999997">
            <text:p>−27.2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1650">
            <text:p>116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3.592999999999996">
            <text:p>−63.59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5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2450">
            <text:p>124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352999999999994">
            <text:p>−77.3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3153.6">
            <text:p>13153.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152999999999992">
            <text:p>−73.1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3857.1">
            <text:p>13857.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703000000000003">
            <text:p>−75.7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17450">
            <text:p>174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7.402999999999992">
            <text:p>−87.40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3085">
            <text:p>2308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07299999999999">
            <text:p>−116.0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6055.299999999999">
            <text:p>26055.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9.462999999999994">
            <text:p>−99.4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6969.400000000001">
            <text:p>26969.4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21299999999999">
            <text:p>−105.2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6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7272.5">
            <text:p>27272.5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8.162999999999997">
            <text:p>−98.16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7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7574.799999999999">
            <text:p>27574.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2.333">
            <text:p>−102.33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8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7876.200000000001">
            <text:p>27876.2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973">
            <text:p>−105.9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69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8176.700000000001">
            <text:p>28176.7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4.253">
            <text:p>−104.2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70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8476.299999999999">
            <text:p>28476.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643">
            <text:p>−105.64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71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8774.900000000001">
            <text:p>28774.9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0.15299999999999">
            <text:p>−100.15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72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9072.599999999999">
            <text:p>29072.6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6.773">
            <text:p>−106.77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73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9369.299999999999">
            <text:p>29369.3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8.413">
            <text:p>−108.41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74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9665.099999999999">
            <text:p>29665.1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32299999999999">
            <text:p>−105.32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Red_Sea_proxy_30ka</text:p>
          </table:table-cell>
          <table:table-cell table:style-name="ACE-0" office:value-type="string">
            <text:p>age_model</text:p>
          </table:table-cell>
          <table:table-cell table:style-name="ACE-1" office:value-type="string">
            <text:p>Grant2014-175</text:p>
          </table:table-cell>
          <table:table-cell table:style-name="ACE-0" office:value-type="float" office:value="13.733000000000001">
            <text:p>13.733</text:p>
          </table:table-cell>
          <table:table-cell table:style-name="ACE-0" office:value-type="float" office:value="42.533000000000001">
            <text:p>42.533</text:p>
          </table:table-cell>
          <table:table-cell table:style-name="ACE-0" office:value-type="float" office:value="29959.799999999999">
            <text:p>29959.8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283">
            <text:p>−107.283</text:p>
          </table:table-cell>
          <table:table-cell table:style-name="ACE-2" office:value-type="float" office:value="12">
            <text:p>12.00</text:p>
          </table:table-cell>
          <table:table-cell table:style-name="ACE-2" office:value-type="float" office:value="12">
            <text:p>12.00</text:p>
          </table:table-cell>
          <table:table-cell table:style-name="ACE-0" office:value-type="string">
            <text:p>GrantEtal2014</text:p>
          </table:table-cell>
          <table:table-cell table:style-name="ACE-0" office:value-type="string">
            <text:p>location is the Hanish Sill</text:p>
          </table:table-cell>
          <table:table-cell table:number-columns-repeated="239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7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">
          <gnm:selection gnm:start-col="0" gnm:start-row="1" gnm:end-col="0" gnm:end-row="1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3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2:22:3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